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7.424cm" style:rel-column-width="28619*"/>
    </style:style>
    <style:style style:name="Tabulka1.B" style:family="table-column">
      <style:table-column-properties style:column-width="1.739cm" style:rel-column-width="6704*"/>
    </style:style>
    <style:style style:name="Tabulka1.C" style:family="table-column">
      <style:table-column-properties style:column-width="7.837cm" style:rel-column-width="30212*"/>
    </style:style>
    <style:style style:name="Tabulka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irst_20_line_20_indent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First_20_line_20_indent">
      <style:text-properties style:font-name="Liberation Serif" fo:font-size="12pt" officeooo:paragraph-rsid="00139c70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d842a" officeooo:paragraph-rsid="000d842a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officeooo:rsid="000d842a" officeooo:paragraph-rsid="000d842a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0d842a" officeooo:paragraph-rsid="001c7cf4" style:font-size-asian="12pt" style:font-size-complex="12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First_20_line_20_indent">
      <style:text-properties officeooo:rsid="000771d6"/>
    </style:style>
    <style:style style:name="P9" style:family="paragraph" style:parent-style-name="First_20_line_20_indent">
      <style:text-properties style:font-name="Liberation Serif" fo:font-size="12pt" officeooo:rsid="000adc32" style:font-size-asian="12pt" style:font-size-complex="12pt"/>
    </style:style>
    <style:style style:name="P10" style:family="paragraph" style:parent-style-name="First_20_line_20_indent">
      <style:paragraph-properties fo:text-align="start" style:justify-single-word="false"/>
      <style:text-properties style:font-name="Liberation Serif" fo:font-size="12pt" officeooo:rsid="000adc32" style:font-size-asian="12pt" style:font-size-complex="12pt"/>
    </style:style>
    <style:style style:name="T1" style:family="text">
      <style:text-properties officeooo:rsid="000771d6"/>
    </style:style>
    <style:style style:name="T2" style:family="text">
      <style:text-properties officeooo:rsid="0007db59"/>
    </style:style>
    <style:style style:name="T3" style:family="text">
      <style:text-properties officeooo:rsid="000adc32"/>
    </style:style>
    <style:style style:name="T4" style:family="text">
      <style:text-properties officeooo:rsid="000d94b4"/>
    </style:style>
    <style:style style:name="T5" style:family="text">
      <style:text-properties officeooo:rsid="00127619"/>
    </style:style>
    <style:style style:name="T6" style:family="text">
      <style:text-properties officeooo:rsid="0013754e"/>
    </style:style>
    <style:style style:name="T7" style:family="text">
      <style:text-properties officeooo:rsid="0013a69f"/>
    </style:style>
    <style:style style:name="T8" style:family="text">
      <style:text-properties officeooo:rsid="001aeae7"/>
    </style:style>
    <style:style style:name="T9" style:family="text">
      <style:text-properties officeooo:rsid="001c7cf4"/>
    </style:style>
    <style:style style:name="T10" style:family="text">
      <style:text-properties officeooo:rsid="001cee50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Potvrzení </text:span><text:span text:style-name="T2">o prezenci</text:span></text:h>
      <text:p text:style-name="P8"/>
      <text:p text:style-name="P2"><text:span text:style-name="T1">Potvrzujeme osobní účast níže podepsaného Jana Pacnera, nar. 27.2.1990 na vyhodnocování přesnosti měřící </text:span><text:span text:style-name="T3">sestavy </text:span><text:span text:style-name="T8">FITkit</text:span><text:span text:style-name="T1"> v areálu </text:span><text:span text:style-name="T3">Výzkumného a zkušebního leteckého ústavu </text:span><text:span text:style-name="T5">v Praze </text:span><text:span text:style-name="T6">dne</text:span><text:span text:style-name="T7"> </text:span><text:span text:style-name="T6"><text:date style:data-style-name="N36" text:date-value="2013-07-10T15:55:52.99">10.07.2013</text:date></text:span><text:span text:style-name="T6">.</text:span></text:p>
      <text:p text:style-name="P10"/>
      <text:p text:style-name="P10"/>
      <text:p text:style-name="P3"><text:span text:style-name="T4">V Praze </text:span><text:span text:style-name="T6"><text:date style:data-style-name="N36" text:date-value="2013-07-10T15:55:52.99">10.07.2013</text:date></text:span><text:span text:style-name="T4">.</text:span></text:p>
      <text:p text:style-name="P9"/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5">________________________</text:p>
            <text:p text:style-name="P5">Jan Pacner</text:p>
          </table:table-cell>
          <table:table-cell table:style-name="Tabulka1.A1" office:value-type="string">
            <text:p text:style-name="P1"/>
          </table:table-cell>
          <table:table-cell table:style-name="Tabulka1.A1" office:value-type="string">
            <text:p text:style-name="P5">________________________</text:p>
            <text:p text:style-name="P6"><text:span text:style-name="T9">Ing. Marek Peca, </text:span><text:span text:style-name="T10">VZLÚ</text:span><text:span text:style-name="T9">, a.s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9T18:51:25</meta:creation-date>
    <dc:date>2013-07-10T15:55:53</dc:date>
    <meta:editing-duration>PT1H7M5S</meta:editing-duration>
    <meta:editing-cycles>16</meta:editing-cycles>
    <meta:generator>LibreOffice/4.0.4.2$Linux_X86_64 LibreOffice_project/400m0$Build-2</meta:generator>
    <meta:document-statistic meta:table-count="1" meta:image-count="0" meta:object-count="0" meta:page-count="1" meta:paragraph-count="7" meta:word-count="41" meta:character-count="317" meta:non-whitespace-character-count="283"/>
  </office:meta>
</office:document-meta>
</file>